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in" table:align="margins"/>
    </style:style>
    <style:style style:name="Table1.A" style:family="table-column">
      <style:table-column-properties style:column-width="2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style:font-name="Calibri" fo:font-size="11pt" officeooo:rsid="00118660" officeooo:paragraph-rsid="00118660" style:font-size-asian="11pt"/>
    </style:style>
    <style:style style:name="P2" style:family="paragraph" style:parent-style-name="Standard">
      <style:paragraph-properties fo:margin-top="0in" fo:margin-bottom="0.139in" loext:contextual-spacing="false" fo:line-height="115%"/>
    </style:style>
    <style:style style:name="P3" style:family="paragraph" style:parent-style-name="Standard">
      <style:paragraph-properties fo:margin-top="0in" fo:margin-bottom="0.139in" loext:contextual-spacing="false" fo:line-height="115%" fo:text-align="center" style:justify-single-word="false"/>
    </style:style>
    <style:style style:name="P4" style:family="paragraph" style:parent-style-name="Standard">
      <style:paragraph-properties fo:margin-top="0in" fo:margin-bottom="0.139in" loext:contextual-spacing="false" fo:line-height="115%" fo:text-align="center" style:justify-single-word="false"/>
      <style:text-properties style:font-name="Calibri" fo:font-size="20pt" fo:language="en" fo:country="US" style:font-size-asian="20pt"/>
    </style:style>
    <style:style style:name="P5" style:family="paragraph" style:parent-style-name="Standard">
      <style:paragraph-properties fo:margin-top="0in" fo:margin-bottom="0.139in" loext:contextual-spacing="false" fo:line-height="115%"/>
      <style:text-properties style:font-name="Calibri" fo:font-size="11pt" fo:language="en" fo:country="US" style:font-size-asian="11pt"/>
    </style:style>
    <style:style style:name="P6" style:family="paragraph" style:parent-style-name="Standard" style:master-page-name="Standard">
      <style:paragraph-properties fo:margin-top="0in" fo:margin-bottom="0.139in" loext:contextual-spacing="false" fo:line-height="115%" fo:text-align="center" style:justify-single-word="false" style:page-number="auto"/>
    </style:style>
    <style:style style:name="T1" style:family="text">
      <style:text-properties style:font-name="Calibri" fo:font-size="20pt" fo:language="en" fo:country="US" style:font-size-asian="20pt"/>
    </style:style>
    <style:style style:name="T2" style:family="text">
      <style:text-properties style:font-name="Calibri" fo:font-size="11pt" fo:language="en" fo:country="US" style:font-size-asian="11pt"/>
    </style:style>
    <style:style style:name="T3"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META BARCODING OF ITALIAN RIVER ESTUARY'S ALGAE POPULATION</text:span></text:p>
      <text:p text:style-name="P3"><text:span text:style-name="T1">BUDGET: 6859,3 euros</text:span></text:p>
      <text:p text:style-name="P4"/>
      <text:p text:style-name="P2"><text:span text:style-name="T2">INTRODUCTION</text:span></text:p>
      <text:p text:style-name="P2"><text:span text:style-name="T2">Around the world HAM (harmful algal bloom) are becomming a costant problem and we know that the main cause of this blooms are:</text:span></text:p>
      <text:p text:style-name="P2"><text:span text:style-name="T2">-Thermal pollution: thay need warm and stationary water tro trive</text:span></text:p>
      <text:p text:style-name="P2"><text:span text:style-name="T2">-Agricultural waste: are full of fixed nitrogen (nitrates, ammonia, urea) and phosphate.</text:span></text:p>
      <text:p text:style-name="P2"><text:span text:style-name="T2">Usually this condition are created near agricultural or factory districts and the water waste following the rivers reach the sea, where the flow slow down, creating the perfect environment for algae.</text:span></text:p>
      <text:p text:style-name="P2"><text:span text:style-name="T2">This extremely extended colony created so called 'dead zone' in wich the toxic produced by the bloom and the fact that they block the light from reaching underwater create un unospitable environment for other life forms.</text:span></text:p>
      <text:p text:style-name="P2"><text:span text:style-name="T2">Moreover it is also detremental for human industry and turism.</text:span></text:p>
      <text:p text:style-name="P5"/>
      <text:p text:style-name="P2"><text:span text:style-name="T2">AIM</text:span></text:p>
      <text:p text:style-name="P2"><text:span text:style-name="T2">The aim of this project is to indagate the species that can trive in this condition to find wich of them can be farmed in italian estuarys with the goal of producing algae (food, fuel, costruction materials, ecc.) and at the same time removing the excess nutrients from the river before reaching the sea and so riducing the risk of HAM along the coast. </text:span></text:p>
      <text:p text:style-name="P2"><text:span text:style-name="T2">It is worth mentioning that this project can create new job opportunity (algae farms) while improving the quality of present one (turism and fishery) and helping the environment (reducing pollution).</text:span></text:p>
      <text:p text:style-name="P5"/>
      <text:p text:style-name="P2"><text:span text:style-name="T2"/></text:p>
      <text:p text:style-name="P2"><text:span text:style-name="T2"/></text:p>
      <text:p text:style-name="P2"><text:soft-page-break/><text:span text:style-name="T2">METHOD</text:span></text:p>
      <text:p text:style-name="P2"><text:span text:style-name="T2">We plan to collect sample from the nine highest flow rivers of italy:</text:span></text:p>
      <table:table table:name="Table1" table:style-name="Table1">
        <table:table-column table:style-name="Table1.A" table:number-columns-repeated="3"/>
        <table:table-row>
          <table:table-cell table:style-name="Table1.A1" office:value-type="string">
            <text:p text:style-name="P1">Po</text:p>
          </table:table-cell>
          <table:table-cell table:style-name="Table1.A1" office:value-type="string">
            <text:p text:style-name="P1">Tevere</text:p>
          </table:table-cell>
          <table:table-cell table:style-name="Table1.C1" office:value-type="string">
            <text:p text:style-name="P1">Adige</text:p>
          </table:table-cell>
        </table:table-row>
        <table:table-row>
          <table:table-cell table:style-name="Table1.A2" office:value-type="string">
            <text:p text:style-name="P1">Isonzo</text:p>
          </table:table-cell>
          <table:table-cell table:style-name="Table1.A2" office:value-type="string">
            <text:p text:style-name="P1">Piave</text:p>
          </table:table-cell>
          <table:table-cell table:style-name="Table1.C2" office:value-type="string">
            <text:p text:style-name="P1">Arno</text:p>
          </table:table-cell>
        </table:table-row>
        <table:table-row>
          <table:table-cell table:style-name="Table1.A2" office:value-type="string">
            <text:p text:style-name="P1">Reno</text:p>
          </table:table-cell>
          <table:table-cell table:style-name="Table1.A2" office:value-type="string">
            <text:p text:style-name="P1">Garigliano</text:p>
          </table:table-cell>
          <table:table-cell table:style-name="Table1.C2" office:value-type="string">
            <text:p text:style-name="P1">Livenza</text:p>
          </table:table-cell>
        </table:table-row>
      </table:table>
      <text:p text:style-name="P2"><text:span text:style-name="T2"/></text:p>
      <text:p text:style-name="P2"><text:span text:style-name="T2">From each river <text:s/>we will collect two sample : one during the summer and one during the winter.</text:span></text:p>
      <text:p text:style-name="P2"><text:span text:style-name="T2">After meta barcoding the sample we will be able to compare the population of the same river in various temperature and pollution condition but most importantly we will be able to compare the population of the different river looking for species that are capable to grow mostly or all of them.</text:span></text:p>
      <text:p text:style-name="P2"><text:span text:style-name="T2">When we know wich species tirve in that condition we can start selecting the most convinient and less harmfull one to breed and select for the cultivation.</text:span></text:p>
      <text:p text:style-name="P5"/>
      <text:p text:style-name="P2"><text:span text:style-name="T2">MATIRIALS AND COST</text:span></text:p>
      <text:p text:style-name="P2"><text:span text:style-name="T2">The sample will be collected using DATURA (1) standard kit for metabarcoding (2) and the sample will be sent back to them for the analisys.</text:span></text:p>
      <text:p text:style-name="P2"><text:span text:style-name="T2">The cost of each sample is 325 euros and giving that to collect the sample we need a vacuumpump we will also need to rent it from DATURA at 200 euros so the sampling and analisys will cost 6050 euros.</text:span></text:p>
      <text:p text:style-name="P2"><text:span text:style-name="T2">We will also need to consider the cost of reaching the sampling spot wich will include car transport and rubber dinghy (about 150 euros) and will probably ammount to a few hundreds euros and the expedition cost of the sample to holland (about 100 euros).</text:span></text:p>
      <text:p text:style-name="P2"><text:span text:style-name="T2">TOTAL: 6300 euros + traveling </text:span></text:p>
      <text:p text:style-name="P5"/>
      <text:p text:style-name="P2"><text:span text:style-name="T2">EXPECTED RESULTS AND IMPACT</text:span></text:p>
      <text:p text:style-name="P2"><text:span text:style-name="T2">We expect to find atleast some species that can grow in mostly of the reserched rivers and than we will be able to select the most evolutionarly competitive and economically lucrative species that can be grow using the condition offered by italian rivers.</text:span></text:p>
      <text:p text:style-name="P2"><text:span text:style-name="T2">This can lead to the creation of a new idustrial sactor that will offer new jods </text:span><text:soft-page-break/><text:span text:style-name="T2">while cleaning our rivres from pollution and improving the quality and conservation of our coasts.</text:span></text:p>
      <text:p text:style-name="P5"/>
      <text:p text:style-name="P2"><text:span text:style-name="T2">REFERENCES</text:span></text:p>
      <text:p text:style-name="P2"><text:span text:style-name="T2">(1) </text:span><text:a xlink:type="simple" xlink:href="http://datura.nl/" text:style-name="ListLabel_20_1" text:visited-style-name="ListLabel_20_1"><text:span text:style-name="T2">http://datura.nl/</text:span></text:a></text:p>
      <text:p text:style-name="P2"><text:span text:style-name="T2">(2) </text:span><text:a xlink:type="simple" xlink:href="http://datura.nl/diensten/edna-monitoring-2/edna-bemonstering/" text:style-name="ListLabel_20_1" text:visited-style-name="ListLabel_20_1"><text:span text:style-name="T2">http://datura.nl/diensten/edna-monitoring-2/edna-bemonstering/</text:span></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Calibri" fo:font-family="Calibri" style:font-family-generic="roman" style:font-pitch="variable" fo:font-size="11pt" fo:language="en" fo:country="US" style:font-size-asian="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3-02T16:31:13.099884539</dc:date>
    <meta:editing-duration>PT5M21S</meta:editing-duration>
    <meta:editing-cycles>2</meta:editing-cycles>
    <meta:generator>LibreOffice/6.0.7.3$Linux_X86_64 LibreOffice_project/00m0$Build-3</meta:generator>
    <meta:document-statistic meta:table-count="1" meta:image-count="0" meta:object-count="0" meta:page-count="3" meta:paragraph-count="37" meta:word-count="549" meta:character-count="3269" meta:non-whitespace-character-count="2754"/>
  </office:meta>
</office:document-meta>
</file>